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round" draw:fill="none"/>
    </style:style>
    <style:style style:name="gr2" style:family="graphic" style:parent-style-name="standard">
      <style:graphic-properties draw:stroke="solid" svg:stroke-width="0.035cm" svg:stroke-color="#ffffff" svg:stroke-opacity="50%" draw:stroke-linejoin="round" draw:fill="solid" draw:fill-color="#000000" draw:opacity="50%" fo:padding-top="0.142cm" fo:padding-bottom="0.142cm" fo:padding-left="0.267cm" fo:padding-right="0.267cm"/>
    </style:style>
    <style:style style:name="gr3" style:family="graphic" style:parent-style-name="standard">
      <style:graphic-properties draw:stroke="solid" svg:stroke-width="0.035cm" svg:stroke-color="#ffffff" svg:stroke-opacity="50%" draw:stroke-linejoin="round" draw:fill="solid" draw:fill-color="#00cc00" draw:opacity="50%" fo:padding-top="0.142cm" fo:padding-bottom="0.142cm" fo:padding-left="0.267cm" fo:padding-right="0.267cm"/>
    </style:style>
    <style:style style:name="gr4" style:family="graphic" style:parent-style-name="standard">
      <style:graphic-properties draw:stroke="solid" svg:stroke-width="0.023cm" svg:stroke-color="#000000" draw:stroke-linejoin="miter" draw:fill="none" fo:padding-top="0.136cm" fo:padding-bottom="0.136cm" fo:padding-left="0.261cm" fo:padding-right="0.261cm"/>
    </style:style>
    <style:style style:name="gr5" style:family="graphic" style:parent-style-name="standard">
      <style:graphic-properties draw:stroke="solid" svg:stroke-width="0.023cm" svg:stroke-color="#000000" draw:stroke-linejoin="round" draw:fill="none" fo:padding-top="0.136cm" fo:padding-bottom="0.136cm" fo:padding-left="0.261cm" fo:padding-right="0.261cm"/>
    </style:style>
    <style:style style:name="P1" style:family="paragraph">
      <loext:graphic-properties draw:fill="none"/>
    </style:style>
    <style:style style:name="P2" style:family="paragraph">
      <loext:graphic-properties draw:fill="solid" draw:fill-color="#000000" draw:opacity="50%"/>
    </style:style>
    <style:style style:name="P3" style:family="paragraph">
      <loext:graphic-properties draw:fill="solid" draw:fill-color="#00cc00" draw:opacity="50%"/>
    </style:style>
  </office:automatic-styles>
  <office:body>
    <office:drawing>
      <draw:page draw:name="page1" draw:style-name="dp1" draw:master-page-name="Default">
        <draw:polygon draw:style-name="gr1" draw:text-style-name="P1" draw:layer="layout" svg:width="2.647cm" svg:height="2.647cm" svg:x="0cm" svg:y="5.668cm" svg:viewBox="0 0 2648 2648" draw:points="1324,2648 0,2648 0,0 2648,0 2648,2648">
          <text:p/>
        </draw:polygon>
        <draw:path draw:style-name="gr2" draw:text-style-name="P2" draw:layer="layout" svg:width="2.646cm" svg:height="2.646cm" svg:x="0cm" svg:y="4.953cm" svg:viewBox="0 0 2647 2647" svg:d="M1059 1611l-276 477-101-376zM1323 220l279 276-279 276-273-276zM1974 1698l-377-101 277 476zM2351 874l-534-144-336 197 532 141zM1158 938l-479-277-275 479zM1874 1323l-551-551-551 551 551 551zM1323 2647zM1582 2621zM1831 2546zM2058 2425zM2258 2258zM2425 2058zM2546 1831zM2621 1582zM2647 1323zM2621 1065zM2546 817zM2425 589zM2258 388zM2058 223zM1831 101zM1582 26zM1323 0zM1065 26zM817 101zM589 223zM388 388zM223 589zM101 817zM26 1065zM0 1323zM26 1582zM101 1831zM223 2058zM388 2258zM589 2425zM817 2546zM1065 2621zM1323 1323z">
          <text:p/>
        </draw:path>
        <draw:path draw:style-name="gr3" draw:text-style-name="P3" draw:layer="layout" svg:width="2.646cm" svg:height="2.646cm" svg:x="0cm" svg:y="4.953cm" svg:viewBox="0 0 2647 2647" svg:d="M1059 1611l-276 477-101-376zM1323 220l279 276-279 276-273-276zM1974 1698l-377-101 277 476zM2351 874l-534-144-336 197 532 141zM1158 938l-479-277-275 479zM1874 1323l-551-551-551 551 551 551zM1323 2647zM1582 2621zM1831 2546zM2058 2425zM2258 2258zM2425 2058zM2546 1831zM2621 1582zM2647 1323zM2621 1065zM2546 817zM2425 589zM2258 388zM2058 223zM1831 101zM1582 26zM1323 0zM1065 26zM817 101zM589 223zM388 388zM223 589zM101 817zM26 1065zM0 1323zM26 1582zM101 1831zM223 2058zM388 2258zM589 2425zM817 2546zM1065 2621zM1323 1323z">
          <text:p/>
        </draw:path>
        <draw:g>
          <draw:polygon draw:style-name="gr4" draw:text-style-name="P1" draw:layer="layout" svg:width="0.377cm" svg:height="0.479cm" svg:x="0.673cm" svg:y="6.551cm" svg:viewBox="0 0 378 480" draw:points="378,0 102,480 0,102">
            <text:p/>
          </draw:polygon>
          <draw:polygon draw:style-name="gr4" draw:text-style-name="P1" draw:layer="layout" svg:width="0.551cm" svg:height="0.551cm" svg:x="1.042cm" svg:y="5.162cm" svg:viewBox="0 0 552 552" draw:points="273,0 552,277 273,552 0,277">
            <text:p/>
          </draw:polygon>
          <draw:polygon draw:style-name="gr4" draw:text-style-name="P1" draw:layer="layout" svg:width="0.379cm" svg:height="0.476cm" svg:x="1.588cm" svg:y="6.538cm" svg:viewBox="0 0 380 477" draw:points="380,101 0,0 279,477">
            <text:p/>
          </draw:polygon>
          <draw:polygon draw:style-name="gr4" draw:text-style-name="P1" draw:layer="layout" svg:width="0.87cm" svg:height="0.337cm" svg:x="1.472cm" svg:y="5.672cm" svg:viewBox="0 0 871 338" draw:points="871,144 337,0 0,197 533,338">
            <text:p/>
          </draw:polygon>
          <draw:polygon draw:style-name="gr4" draw:text-style-name="P1" draw:layer="layout" svg:width="0.754cm" svg:height="0.479cm" svg:x="0.396cm" svg:y="5.603cm" svg:viewBox="0 0 755 480" draw:points="755,277 275,0 0,480">
            <text:p/>
          </draw:polygon>
          <draw:polygon draw:style-name="gr4" draw:text-style-name="P1" draw:layer="layout" svg:width="1.102cm" svg:height="1.102cm" svg:x="0.763cm" svg:y="5.713cm" svg:viewBox="0 0 1103 1103" draw:points="1103,552 552,0 0,552 552,1103">
            <text:p/>
          </draw:polygon>
          <draw:polygon draw:style-name="gr4" draw:text-style-name="P1" draw:layer="layout" svg:width="0.377cm" svg:height="0.479cm" svg:x="0.673cm" svg:y="6.551cm" svg:viewBox="0 0 378 480" draw:points="378,0 102,480 0,102">
            <text:p/>
          </draw:polygon>
          <draw:polygon draw:style-name="gr4" draw:text-style-name="P1" draw:layer="layout" svg:width="0.551cm" svg:height="0.551cm" svg:x="1.042cm" svg:y="5.162cm" svg:viewBox="0 0 552 552" draw:points="273,0 552,277 273,552 0,277">
            <text:p/>
          </draw:polygon>
          <draw:polygon draw:style-name="gr4" draw:text-style-name="P1" draw:layer="layout" svg:width="0.379cm" svg:height="0.476cm" svg:x="1.588cm" svg:y="6.538cm" svg:viewBox="0 0 380 477" draw:points="380,101 0,0 279,477">
            <text:p/>
          </draw:polygon>
          <draw:polygon draw:style-name="gr4" draw:text-style-name="P1" draw:layer="layout" svg:width="0.87cm" svg:height="0.337cm" svg:x="1.472cm" svg:y="5.672cm" svg:viewBox="0 0 871 338" draw:points="871,144 337,0 0,197 533,338">
            <text:p/>
          </draw:polygon>
          <draw:polygon draw:style-name="gr4" draw:text-style-name="P1" draw:layer="layout" svg:width="0.754cm" svg:height="0.479cm" svg:x="0.396cm" svg:y="5.603cm" svg:viewBox="0 0 755 480" draw:points="755,277 275,0 0,480">
            <text:p/>
          </draw:polygon>
          <draw:polygon draw:style-name="gr4" draw:text-style-name="P1" draw:layer="layout" svg:width="1.102cm" svg:height="1.102cm" svg:x="0.763cm" svg:y="5.713cm" svg:viewBox="0 0 1103 1103" draw:points="1103,552 552,0 0,552 552,1103">
            <text:p/>
          </draw:polygon>
        </draw:g>
        <draw:polygon draw:style-name="gr1" draw:text-style-name="P1" draw:layer="layout" svg:width="6.276cm" svg:height="6.276cm" svg:x="1.313cm" svg:y="0cm" svg:viewBox="0 0 6277 6277" draw:points="3139,6277 0,6277 0,0 6277,0 6277,6277">
          <text:p/>
        </draw:polygon>
        <draw:polygon draw:style-name="gr5" draw:text-style-name="P1" draw:layer="layout" svg:width="6.251cm" svg:height="6.251cm" svg:x="1.325cm" svg:y="0.011cm" svg:viewBox="0 0 6252 6252" draw:points="0,6252 0,0 6252,0 6252,6252">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svggradient0" draw:style="linear" draw:start-color="#333333" draw:end-color="#333333" draw:start-intensity="100%" draw:end-intensity="100%" draw:angle="0" draw:border="0%"/>
    <draw:gradient draw:name="svggradient1" draw:style="linear" draw:start-color="#404040" draw:end-color="#404040" draw:start-intensity="100%" draw:end-intensity="100%" draw:angle="0" draw:border="0%"/>
    <draw:gradient draw:name="svggradient10" draw:style="linear" draw:start-color="#404040" draw:end-color="#404040" draw:start-intensity="100%" draw:end-intensity="100%" draw:angle="0" draw:border="0%"/>
    <draw:gradient draw:name="svggradient11" draw:style="linear" draw:start-color="#404040" draw:end-color="#404040" draw:start-intensity="100%" draw:end-intensity="100%" draw:angle="0" draw:border="0%"/>
    <draw:gradient draw:name="svggradient12" draw:style="linear" draw:start-color="#404040" draw:end-color="#404040" draw:start-intensity="100%" draw:end-intensity="100%" draw:angle="0" draw:border="0%"/>
    <draw:gradient draw:name="svggradient13" draw:style="linear" draw:start-color="#404040" draw:end-color="#404040" draw:start-intensity="100%" draw:end-intensity="100%" draw:angle="0" draw:border="0%"/>
    <draw:gradient draw:name="svggradient14" draw:style="linear" draw:start-color="#404040" draw:end-color="#404040" draw:start-intensity="100%" draw:end-intensity="100%" draw:angle="0" draw:border="0%"/>
    <draw:gradient draw:name="svggradient15" draw:style="linear" draw:start-color="#404040" draw:end-color="#404040" draw:start-intensity="100%" draw:end-intensity="100%" draw:angle="0" draw:border="0%"/>
    <draw:gradient draw:name="svggradient16" draw:style="linear" draw:start-color="#404040" draw:end-color="#404040" draw:start-intensity="100%" draw:end-intensity="100%" draw:angle="0" draw:border="0%"/>
    <draw:gradient draw:name="svggradient17" draw:style="linear" draw:start-color="#404040" draw:end-color="#404040" draw:start-intensity="100%" draw:end-intensity="100%" draw:angle="0" draw:border="0%"/>
    <draw:gradient draw:name="svggradient18" draw:style="linear" draw:start-color="#404040" draw:end-color="#404040" draw:start-intensity="100%" draw:end-intensity="100%" draw:angle="0" draw:border="0%"/>
    <draw:gradient draw:name="svggradient19" draw:style="linear" draw:start-color="#404040" draw:end-color="#404040" draw:start-intensity="100%" draw:end-intensity="100%" draw:angle="0" draw:border="0%"/>
    <draw:gradient draw:name="svggradient2" draw:style="linear" draw:start-color="#404040" draw:end-color="#404040" draw:start-intensity="100%" draw:end-intensity="100%" draw:angle="0" draw:border="0%"/>
    <draw:gradient draw:name="svggradient20" draw:style="linear" draw:start-color="#404040" draw:end-color="#404040" draw:start-intensity="100%" draw:end-intensity="100%" draw:angle="0" draw:border="0%"/>
    <draw:gradient draw:name="svggradient21" draw:style="linear" draw:start-color="#404040" draw:end-color="#404040" draw:start-intensity="100%" draw:end-intensity="100%" draw:angle="0" draw:border="0%"/>
    <draw:gradient draw:name="svggradient22" draw:style="linear" draw:start-color="#404040" draw:end-color="#404040" draw:start-intensity="100%" draw:end-intensity="100%" draw:angle="0" draw:border="0%"/>
    <draw:gradient draw:name="svggradient23" draw:style="linear" draw:start-color="#404040" draw:end-color="#404040" draw:start-intensity="100%" draw:end-intensity="100%" draw:angle="0" draw:border="0%"/>
    <draw:gradient draw:name="svggradient24" draw:style="linear" draw:start-color="#404040" draw:end-color="#404040" draw:start-intensity="100%" draw:end-intensity="100%" draw:angle="0" draw:border="0%"/>
    <draw:gradient draw:name="svggradient25" draw:style="linear" draw:start-color="#404040" draw:end-color="#404040" draw:start-intensity="100%" draw:end-intensity="100%" draw:angle="0" draw:border="0%"/>
    <draw:gradient draw:name="svggradient26" draw:style="linear" draw:start-color="#404040" draw:end-color="#404040" draw:start-intensity="100%" draw:end-intensity="100%" draw:angle="0" draw:border="0%"/>
    <draw:gradient draw:name="svggradient27" draw:style="linear" draw:start-color="#404040" draw:end-color="#404040" draw:start-intensity="100%" draw:end-intensity="100%" draw:angle="0" draw:border="0%"/>
    <draw:gradient draw:name="svggradient28" draw:style="linear" draw:start-color="#404040" draw:end-color="#404040" draw:start-intensity="100%" draw:end-intensity="100%" draw:angle="0" draw:border="0%"/>
    <draw:gradient draw:name="svggradient29" draw:style="linear" draw:start-color="#404040" draw:end-color="#404040" draw:start-intensity="100%" draw:end-intensity="100%" draw:angle="0" draw:border="0%"/>
    <draw:gradient draw:name="svggradient3" draw:style="linear" draw:start-color="#404040" draw:end-color="#404040" draw:start-intensity="100%" draw:end-intensity="100%" draw:angle="0" draw:border="0%"/>
    <draw:gradient draw:name="svggradient30" draw:style="linear" draw:start-color="#404040" draw:end-color="#404040" draw:start-intensity="100%" draw:end-intensity="100%" draw:angle="0" draw:border="0%"/>
    <draw:gradient draw:name="svggradient31" draw:style="linear" draw:start-color="#404040" draw:end-color="#404040" draw:start-intensity="100%" draw:end-intensity="100%" draw:angle="0" draw:border="0%"/>
    <draw:gradient draw:name="svggradient32" draw:style="linear" draw:start-color="#404040" draw:end-color="#404040" draw:start-intensity="100%" draw:end-intensity="100%" draw:angle="0" draw:border="0%"/>
    <draw:gradient draw:name="svggradient33" draw:style="linear" draw:start-color="#404040" draw:end-color="#404040" draw:start-intensity="100%" draw:end-intensity="100%" draw:angle="0" draw:border="0%"/>
    <draw:gradient draw:name="svggradient34" draw:style="linear" draw:start-color="#404040" draw:end-color="#404040" draw:start-intensity="100%" draw:end-intensity="100%" draw:angle="0" draw:border="0%"/>
    <draw:gradient draw:name="svggradient35" draw:style="linear" draw:start-color="#404040" draw:end-color="#404040" draw:start-intensity="100%" draw:end-intensity="100%" draw:angle="0" draw:border="0%"/>
    <draw:gradient draw:name="svggradient36" draw:style="linear" draw:start-color="#404040" draw:end-color="#404040" draw:start-intensity="100%" draw:end-intensity="100%" draw:angle="0" draw:border="0%"/>
    <draw:gradient draw:name="svggradient37" draw:style="linear" draw:start-color="#404040" draw:end-color="#404040" draw:start-intensity="100%" draw:end-intensity="100%" draw:angle="0" draw:border="0%"/>
    <draw:gradient draw:name="svggradient38" draw:style="linear" draw:start-color="#404040" draw:end-color="#404040" draw:start-intensity="100%" draw:end-intensity="100%" draw:angle="0" draw:border="0%"/>
    <draw:gradient draw:name="svggradient39" draw:style="linear" draw:start-color="#404040" draw:end-color="#404040" draw:start-intensity="100%" draw:end-intensity="100%" draw:angle="0" draw:border="0%"/>
    <draw:gradient draw:name="svggradient4" draw:style="linear" draw:start-color="#404040" draw:end-color="#404040" draw:start-intensity="100%" draw:end-intensity="100%" draw:angle="0" draw:border="0%"/>
    <draw:gradient draw:name="svggradient40" draw:style="linear" draw:start-color="#404040" draw:end-color="#404040" draw:start-intensity="100%" draw:end-intensity="100%" draw:angle="0" draw:border="0%"/>
    <draw:gradient draw:name="svggradient41" draw:style="linear" draw:start-color="#404040" draw:end-color="#404040" draw:start-intensity="100%" draw:end-intensity="100%" draw:angle="0" draw:border="0%"/>
    <draw:gradient draw:name="svggradient42" draw:style="linear" draw:start-color="#404040" draw:end-color="#404040" draw:start-intensity="100%" draw:end-intensity="100%" draw:angle="0" draw:border="0%"/>
    <draw:gradient draw:name="svggradient43" draw:style="linear" draw:start-color="#404040" draw:end-color="#404040" draw:start-intensity="100%" draw:end-intensity="100%" draw:angle="0" draw:border="0%"/>
    <draw:gradient draw:name="svggradient44" draw:style="linear" draw:start-color="#404040" draw:end-color="#404040" draw:start-intensity="100%" draw:end-intensity="100%" draw:angle="0" draw:border="0%"/>
    <draw:gradient draw:name="svggradient45" draw:style="linear" draw:start-color="#404040" draw:end-color="#404040" draw:start-intensity="100%" draw:end-intensity="100%" draw:angle="0" draw:border="0%"/>
    <draw:gradient draw:name="svggradient46" draw:style="linear" draw:start-color="#404040" draw:end-color="#404040" draw:start-intensity="100%" draw:end-intensity="100%" draw:angle="0" draw:border="0%"/>
    <draw:gradient draw:name="svggradient47" draw:style="linear" draw:start-color="#404040" draw:end-color="#404040" draw:start-intensity="100%" draw:end-intensity="100%" draw:angle="0" draw:border="0%"/>
    <draw:gradient draw:name="svggradient48" draw:style="linear" draw:start-color="#404040" draw:end-color="#404040" draw:start-intensity="100%" draw:end-intensity="100%" draw:angle="0" draw:border="0%"/>
    <draw:gradient draw:name="svggradient49" draw:style="linear" draw:start-color="#404040" draw:end-color="#404040" draw:start-intensity="100%" draw:end-intensity="100%" draw:angle="0" draw:border="0%"/>
    <draw:gradient draw:name="svggradient5" draw:style="linear" draw:start-color="#404040" draw:end-color="#404040" draw:start-intensity="100%" draw:end-intensity="100%" draw:angle="0" draw:border="0%"/>
    <draw:gradient draw:name="svggradient50" draw:style="linear" draw:start-color="#404040" draw:end-color="#404040" draw:start-intensity="100%" draw:end-intensity="100%" draw:angle="0" draw:border="0%"/>
    <draw:gradient draw:name="svggradient51" draw:style="linear" draw:start-color="#404040" draw:end-color="#404040" draw:start-intensity="100%" draw:end-intensity="100%" draw:angle="0" draw:border="0%"/>
    <draw:gradient draw:name="svggradient52" draw:style="linear" draw:start-color="#404040" draw:end-color="#404040" draw:start-intensity="100%" draw:end-intensity="100%" draw:angle="0" draw:border="0%"/>
    <draw:gradient draw:name="svggradient53" draw:style="linear" draw:start-color="#404040" draw:end-color="#404040" draw:start-intensity="100%" draw:end-intensity="100%" draw:angle="0" draw:border="0%"/>
    <draw:gradient draw:name="svggradient54" draw:style="linear" draw:start-color="#404040" draw:end-color="#404040" draw:start-intensity="100%" draw:end-intensity="100%" draw:angle="0" draw:border="0%"/>
    <draw:gradient draw:name="svggradient55" draw:style="linear" draw:start-color="#404040" draw:end-color="#404040" draw:start-intensity="100%" draw:end-intensity="100%" draw:angle="0" draw:border="0%"/>
    <draw:gradient draw:name="svggradient56" draw:style="linear" draw:start-color="#404040" draw:end-color="#404040" draw:start-intensity="100%" draw:end-intensity="100%" draw:angle="0" draw:border="0%"/>
    <draw:gradient draw:name="svggradient57" draw:style="linear" draw:start-color="#404040" draw:end-color="#404040" draw:start-intensity="100%" draw:end-intensity="100%" draw:angle="0" draw:border="0%"/>
    <draw:gradient draw:name="svggradient58" draw:style="linear" draw:start-color="#404040" draw:end-color="#404040" draw:start-intensity="100%" draw:end-intensity="100%" draw:angle="0" draw:border="0%"/>
    <draw:gradient draw:name="svggradient59" draw:style="linear" draw:start-color="#404040" draw:end-color="#404040" draw:start-intensity="100%" draw:end-intensity="100%" draw:angle="0" draw:border="0%"/>
    <draw:gradient draw:name="svggradient6" draw:style="linear" draw:start-color="#404040" draw:end-color="#404040" draw:start-intensity="100%" draw:end-intensity="100%" draw:angle="0" draw:border="0%"/>
    <draw:gradient draw:name="svggradient60" draw:style="linear" draw:start-color="#404040" draw:end-color="#404040" draw:start-intensity="100%" draw:end-intensity="100%" draw:angle="0" draw:border="0%"/>
    <draw:gradient draw:name="svggradient61" draw:style="linear" draw:start-color="#404040" draw:end-color="#404040" draw:start-intensity="100%" draw:end-intensity="100%" draw:angle="0" draw:border="0%"/>
    <draw:gradient draw:name="svggradient62" draw:style="linear" draw:start-color="#404040" draw:end-color="#404040" draw:start-intensity="100%" draw:end-intensity="100%" draw:angle="0" draw:border="0%"/>
    <draw:gradient draw:name="svggradient63" draw:style="linear" draw:start-color="#404040" draw:end-color="#404040" draw:start-intensity="100%" draw:end-intensity="100%" draw:angle="0" draw:border="0%"/>
    <draw:gradient draw:name="svggradient64" draw:style="linear" draw:start-color="#404040" draw:end-color="#404040" draw:start-intensity="100%" draw:end-intensity="100%" draw:angle="0" draw:border="0%"/>
    <draw:gradient draw:name="svggradient65" draw:style="linear" draw:start-color="#404040" draw:end-color="#404040" draw:start-intensity="100%" draw:end-intensity="100%" draw:angle="0" draw:border="0%"/>
    <draw:gradient draw:name="svggradient66" draw:style="linear" draw:start-color="#404040" draw:end-color="#404040" draw:start-intensity="100%" draw:end-intensity="100%" draw:angle="0" draw:border="0%"/>
    <draw:gradient draw:name="svggradient67" draw:style="linear" draw:start-color="#404040" draw:end-color="#404040" draw:start-intensity="100%" draw:end-intensity="100%" draw:angle="0" draw:border="0%"/>
    <draw:gradient draw:name="svggradient68" draw:style="linear" draw:start-color="#404040" draw:end-color="#404040" draw:start-intensity="100%" draw:end-intensity="100%" draw:angle="0" draw:border="0%"/>
    <draw:gradient draw:name="svggradient69" draw:style="linear" draw:start-color="#404040" draw:end-color="#404040" draw:start-intensity="100%" draw:end-intensity="100%" draw:angle="0" draw:border="0%"/>
    <draw:gradient draw:name="svggradient7" draw:style="linear" draw:start-color="#404040" draw:end-color="#404040" draw:start-intensity="100%" draw:end-intensity="100%" draw:angle="0" draw:border="0%"/>
    <draw:gradient draw:name="svggradient70" draw:style="linear" draw:start-color="#404040" draw:end-color="#404040" draw:start-intensity="100%" draw:end-intensity="100%" draw:angle="0" draw:border="0%"/>
    <draw:gradient draw:name="svggradient71" draw:style="linear" draw:start-color="#404040" draw:end-color="#404040" draw:start-intensity="100%" draw:end-intensity="100%" draw:angle="0" draw:border="0%"/>
    <draw:gradient draw:name="svggradient72" draw:style="linear" draw:start-color="#404040" draw:end-color="#404040" draw:start-intensity="100%" draw:end-intensity="100%" draw:angle="0" draw:border="0%"/>
    <draw:gradient draw:name="svggradient73" draw:style="linear" draw:start-color="#404040" draw:end-color="#404040" draw:start-intensity="100%" draw:end-intensity="100%" draw:angle="0" draw:border="0%"/>
    <draw:gradient draw:name="svggradient74" draw:style="linear" draw:start-color="#404040" draw:end-color="#404040" draw:start-intensity="100%" draw:end-intensity="100%" draw:angle="0" draw:border="0%"/>
    <draw:gradient draw:name="svggradient75" draw:style="linear" draw:start-color="#404040" draw:end-color="#404040" draw:start-intensity="100%" draw:end-intensity="100%" draw:angle="0" draw:border="0%"/>
    <draw:gradient draw:name="svggradient76" draw:style="linear" draw:start-color="#404040" draw:end-color="#404040" draw:start-intensity="100%" draw:end-intensity="100%" draw:angle="0" draw:border="0%"/>
    <draw:gradient draw:name="svggradient77" draw:style="linear" draw:start-color="#404040" draw:end-color="#404040" draw:start-intensity="100%" draw:end-intensity="100%" draw:angle="0" draw:border="0%"/>
    <draw:gradient draw:name="svggradient78" draw:style="linear" draw:start-color="#404040" draw:end-color="#404040" draw:start-intensity="100%" draw:end-intensity="100%" draw:angle="0" draw:border="0%"/>
    <draw:gradient draw:name="svggradient8" draw:style="linear" draw:start-color="#404040" draw:end-color="#404040" draw:start-intensity="100%" draw:end-intensity="100%" draw:angle="0" draw:border="0%"/>
    <draw:gradient draw:name="svggradient9" draw:style="linear" draw:start-color="#404040" draw:end-color="#40404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7.588cm" fo:page-height="8.31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8-11T09:00:25.001515379</dc:date>
    <meta:editing-duration>PT4M52S</meta:editing-duration>
    <meta:editing-cycles>1</meta:editing-cycles>
    <meta:document-statistic meta:object-count="18"/>
    <meta:generator>LibreOffice/5.2.7.2$Linux_x86 LibreOffice_project/2b7f1e640c46ceb28adf43ee075a6e8b8439ed10</meta:generator>
  </office:meta>
</office:document-meta>
</file>